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13"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4"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15"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6"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7"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8"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9"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20"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22"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officeooo:rsid="001abb2a"/>
    </style:style>
    <style:style style:name="T15" style:family="text">
      <style:text-properties officeooo:rsid="001dc625"/>
    </style:style>
    <style:style style:name="T16" style:family="text">
      <style:text-properties officeooo:rsid="001e7901"/>
    </style:style>
    <style:style style:name="T17" style:family="text">
      <style:text-properties officeooo:rsid="001f64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Gyógyszerek közötti kölcsönhatások felismerése a DailyMed portál adatbázisában</text:span> </text:p>
      <text:p text:style-name="P22"/>
      <text:p text:style-name="P20">Kivonat</text:p>
      <text:p text:style-name="P20"/>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hoz, módszerhez.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l zárom, majd megfogalmazom a lehetséges továbbfejlesztési lehetőségeket és terveket a kutatott problémával kapcsolatosan.</text:span></text:p>
      <text:p text:style-name="P4"/>
      <text:p text:style-name="P12">1. Be<text:span text:style-name="T9">ve</text:span>zetés</text:p>
      <text:p text:style-name="P21"/>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text:span><text:soft-page-break/><text:span text:style-name="T11">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10"><text:span text:style-name="T12">2. Kapcsolodó munkák</text:span></text:p>
      <text:p text:style-name="P10"/>
      <text:p text:style-name="P10"><text:span text:style-name="T12">3. Az algoritmus bemutatása</text:span></text:p>
      <text:p text:style-name="P10"/>
      <text:p text:style-name="P13">4. Megvalósítás</text:p>
      <text:p text:style-name="P13"/>
      <text:p text:style-name="P15">Ebben a fejezetben részletes leírást nyújtok az implementálás sajátosságairól. Mivel több technológiát használtam fel a megvalósítás során, ezért <text:span text:style-name="T14">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16">Az első lépésben megfogalmazzuk a követelményeket, amelyeket az alkalmazásnak ki kell elégítenie.</text:p>
      <text:p text:style-name="P16"/>
      <text:p text:style-name="P14">4.1. Követelmények</text:p>
      <text:p text:style-name="P16"/>
      <text:p text:style-name="P16">A bevezetésben illetve az algoritmus leírásának fejezeteiben kitértem a megoldandó probléma megfogalmazására, most viszont formálisan rögzítem az elvárásokat és követelményeket:</text:p>
      <text:p text:style-name="P16">-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p>
      <text:p text:style-name="P16">- Az alkalmazás felhasználónév és jelszó által védett kell legyen, és erre egy külön oldalt kell biztosítani, amely lehetővé teszi a bejelentkezést. A bejelentkezés történhet felir<text:span text:style-name="T15">a</text:span>tkozás által vagy a <text:soft-page-break/>felhasználó Facebook profiljának a segítségével.</text:p>
      <text:p text:style-name="P16">- A feliratkozás egy külön oldal által kell történjen, ahol a felhasználó meg kell határozza a kívánt nevet, jelszót, <text:span text:style-name="T15">keresztnevet, családnevet, születési évet, email címet és szemantikus keresési modult (lásd a következő követelményekben megfogalmazva, hogy mire szolgál ez).</text:span></text:p>
      <text:p text:style-name="P17">-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17">-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17">-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6">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17">- <text:span text:style-name="T16">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 </text:span></text:p>
      <text:p text:style-name="P18">-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18">- Biztosítsunk egy oldalt, ahol a felhasználó megtekintheti a keresési előzményeket és újra vegrehajtja őket. Jelenítsük meg a keresés típusát, kulcsszót illetve dátumot. Legyen lehetőség a bejegyzést törölni.</text:p>
      <text:p text:style-name="P18"><text:soft-page-break/>-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Legyen lehetőség bejelentkezve maradni megszakított munkamenet esetében (például lezárjuk a böngészőt majd ha később újraindítjuk ne kelljen a bejelentkezési adatokat újra megadni).</text:p>
      <text:p text:style-name="P18">- Ha nincsen Internetes kapcsolat, használhassuk az alkalmazást offline módban úgy, hogy megtekinthetjük a keresési előzményeknek egy részét.</text:p>
      <text:p text:style-name="P18"/>
      <text:p text:style-name="P19"><text:span text:style-name="T12">4.2 </text:span><text:span text:style-name="T13">Az alkalmazás felépítése, architektúrája</text:span><text:span text:style-name="T17"> </text:span></text:p>
      <text:p text:style-name="P3"/>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11">[4] <text:a xlink:type="simple" xlink:href="http://butunclebob.com/ArticleS.UncleBob.PrinciplesOfOod">http://butunclebob.com/ArticleS.UncleBob.PrinciplesOfOod</text:a>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05T21:50:54.608753415</dc:date>
    <meta:editing-duration>PT15M11S</meta:editing-duration>
    <meta:editing-cycles>5</meta:editing-cycles>
    <meta:generator>LibreOffice/4.2.8.2$Linux_X86_64 LibreOffice_project/420m0$Build-2</meta:generator>
    <meta:document-statistic meta:table-count="0" meta:image-count="0" meta:object-count="0" meta:page-count="6" meta:paragraph-count="35" meta:word-count="2231" meta:character-count="18059" meta:non-whitespace-character-count="15847"/>
  </office:meta>
</office:document-meta>
</file>